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8.45cm" fo:min-width="9.8cm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-color="#ffff00" draw:opacity="50%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3cm" svg:height="8.7cm" svg:x="3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cm" svg:height="1.65cm" svg:x="6.6cm" svg:y="0.75cm">
          <draw:text-box>
            <text:p><text:span text:style-name="T1">jw</text:span></text:p>
          </draw:text-box>
        </draw:frame>
        <draw:frame draw:style-name="gr2" draw:text-style-name="P3" draw:layer="layout" svg:width="1cm" svg:height="1.65cm" svg:x="13cm" svg:y="5.8cm">
          <draw:text-box>
            <text:p><text:span text:style-name="T1">σ</text:span></text:p>
          </draw:text-box>
        </draw:frame>
        <draw:line draw:style-name="gr3" draw:text-style-name="P4" draw:layer="layout" svg:x1="7.1cm" svg:y1="1.6cm" svg:x2="7.1cm" svg:y2="10.5cm">
          <text:p/>
        </draw:line>
        <draw:frame draw:style-name="gr4" draw:text-style-name="P5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3" draw:text-style-name="P4" draw:layer="layout" svg:x1="1cm" svg:y1="6.3cm" svg:x2="13.3cm" svg:y2="6.3cm">
          <text:p/>
        </draw:line>
        <draw:frame draw:style-name="gr5" draw:text-style-name="P3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frame draw:style-name="gr5" draw:text-style-name="P3" draw:layer="layout" svg:width="3.815cm" svg:height="0.958cm" svg:x="9.785cm" svg:y="2.1cm">
          <draw:text-box>
            <text:p><text:span text:style-name="T1">s = σ+jw</text:span></text:p>
          </draw:text-box>
        </draw:frame>
        <draw:frame draw:style-name="gr6" draw:text-style-name="P3" draw:layer="layout" svg:width="3.8cm" svg:height="1.665cm" svg:x="3.2cm" svg:y="2.5cm">
          <draw:text-box>
            <text:p><text:span text:style-name="T1">収束領域</text:span></text:p>
          </draw:text-box>
        </draw:frame>
        <draw:line draw:style-name="gr7" draw:text-style-name="P4" draw:layer="layout" svg:x1="3cm" svg:y1="1.5cm" svg:x2="3cm" svg:y2="10.5cm">
          <text:p/>
        </draw:line>
        <draw:frame draw:style-name="gr8" draw:text-style-name="P5" draw:layer="layout" svg:width="1.4cm" svg:height="0.953cm" svg:x="2.1cm" svg:y="6.3cm">
          <draw:text-box>
            <text:p><text:span text:style-name="T2">σ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2-02T12:53:03.669006492</dc:date>
    <meta:editing-duration>PT1H50M32S</meta:editing-duration>
    <meta:editing-cycles>40</meta:editing-cycles>
    <meta:generator>LibreOffice/6.4.7.2$Linux_X86_64 LibreOffice_project/40$Build-2</meta:generator>
    <meta:document-statistic meta:object-count="11"/>
  </office:meta>
</office:document-meta>
</file>